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008080" style:font-name="Monospace" fo:font-size="10pt" style:font-size-asian="10pt"/>
    </style:style>
    <style:style style:name="T2" style:family="text">
      <style:text-properties fo:color="#3f7f7f" style:font-name="Monospace" fo:font-size="10pt" fo:background-color="#d4d4d4" loext:char-shading-value="0" style:font-size-asian="10pt"/>
    </style:style>
    <style:style style:name="T3" style:family="text">
      <style:text-properties fo:color="#3f7f7f" style:font-name="Monospace" fo:font-size="10pt" style:font-size-asian="10pt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fo:color="#7f007f" style:font-name="Monospace" fo:font-size="10pt" style:font-size-asian="10pt"/>
    </style:style>
    <style:style style:name="T6" style:family="text">
      <style:text-properties fo:color="#3c3c3c" style:font-name="Monospace" fo:font-size="10pt" style:font-size-asian="10pt"/>
    </style:style>
    <style:style style:name="T7" style:family="text">
      <style:text-properties fo:color="#2a00ff" style:font-name="Monospace" fo:font-size="10pt" fo:font-style="italic" style:font-size-asian="10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</text:span><text:span text:style-name="T2">definition</text:span><text:span text:style-name="T4"> </text:span><text:span text:style-name="T5">name</text:span><text:span text:style-name="T6">=</text:span><text:span text:style-name="T7">"CastecategoryTiles"</text:span><text:span text:style-name="T4"> </text:span><text:span text:style-name="T5">extends</text:span><text:span text:style-name="T6">=</text:span><text:span text:style-name="T7">"base.admin.definition"</text:span><text:span text:style-name="T1">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title"</text:span><text:span text:style-name="T4"> </text:span><text:span text:style-name="T5">value</text:span><text:span text:style-name="T6">=</text:span><text:span text:style-name="T7">"Admin Home"</text:span><text:span text:style-name="T4"> </text:span><text:span text:style-name="T1">/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body"</text:span><text:span text:style-name="T4"> </text:span><text:span text:style-name="T5">value</text:span><text:span text:style-name="T6">=</text:span><text:span text:style-name="T7">"/WEB-INF/pages/Officer/Master/castecategory.jsp"</text:span><text:span text:style-name="T4"> </text:span><text:span text:style-name="T1">/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menuselection"</text:span><text:span text:style-name="T4"> </text:span><text:span text:style-name="T5">value</text:span><text:span text:style-name="T6">=</text:span><text:span text:style-name="T7">"home"</text:span><text:span text:style-name="T4"> </text:span><text:span text:style-name="T1">/&gt;</text:span></text:p>
      <text:p text:style-name="Standard"><text:span text:style-name="T1">&lt;/</text:span><text:span text:style-name="T2">definition</text:span><text:span text:style-name="T1">&gt;</text:span></text:p>
      <text:p text:style-name="Standard"><text:span text:style-name="T1"/></text:p>
      <text:p text:style-name="Standard"><text:span text:style-name="T1"/></text:p>
      <text:p text:style-name="Standard"><text:span text:style-name="T6"><text:tab/></text:span><text:span text:style-name="T1">&lt;</text:span><text:span text:style-name="T3">definition</text:span><text:span text:style-name="T4"> </text:span><text:span text:style-name="T5">name</text:span><text:span text:style-name="T6">=</text:span><text:span text:style-name="T7">"EditcastcategoryTiles"</text:span><text:span text:style-name="T4"> </text:span><text:span text:style-name="T5">extends</text:span><text:span text:style-name="T6">=</text:span><text:span text:style-name="T7">"base.admin.definition"</text:span><text:span text:style-name="T1">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title"</text:span><text:span text:style-name="T4"> </text:span><text:span text:style-name="T5">value</text:span><text:span text:style-name="T6">=</text:span><text:span text:style-name="T7">"Admin Home"</text:span><text:span text:style-name="T4"> </text:span><text:span text:style-name="T1">/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body"</text:span><text:span text:style-name="T4"> </text:span><text:span text:style-name="T5">value</text:span><text:span text:style-name="T6">=</text:span><text:span text:style-name="T7">"/WEB-INF/pages/Officer/Master/Editcastcategory.jsp"</text:span><text:span text:style-name="T4"> </text:span><text:span text:style-name="T1">/&gt;</text:span></text:p>
      <text:p text:style-name="P1"><text:span text:style-name="T1">&lt;</text:span><text:span text:style-name="T3">put-attribute</text:span><text:span text:style-name="T4"> </text:span><text:span text:style-name="T5">name</text:span><text:span text:style-name="T6">=</text:span><text:span text:style-name="T7">"menuselection"</text:span><text:span text:style-name="T4"> </text:span><text:span text:style-name="T5">value</text:span><text:span text:style-name="T6">=</text:span><text:span text:style-name="T7">"home"</text:span><text:span text:style-name="T4"> </text:span><text:span text:style-name="T1">/&gt;</text:span></text:p>
      <text:p text:style-name="P1"><text:span text:style-name="T1">&lt;/</text:span><text:span text:style-name="T3">definition</text:span><text:span text:style-name="T1">&gt;</text:span></text:p>
      <text:p text:style-name="Standard">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0:27:17.577408437</meta:creation-date>
    <dc:date>2022-03-10T10:30:43.904319787</dc:date>
    <meta:editing-duration>PT3M28S</meta:editing-duration>
    <meta:editing-cycles>1</meta:editing-cycles>
    <meta:document-statistic meta:table-count="0" meta:image-count="0" meta:object-count="0" meta:page-count="1" meta:paragraph-count="11" meta:word-count="34" meta:character-count="544" meta:non-whitespace-character-count="518"/>
    <meta:generator>LibreOffice/6.0.7.3$Linux_X86_64 LibreOffice_project/00m0$Build-3</meta:generator>
  </office:meta>
</office:document-meta>
</file>